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style:text-properties officeooo:rsid="000410f4"/>
    </style:style>
    <style:style style:name="P3" style:family="paragraph" style:parent-style-name="Text_20_body">
      <style:paragraph-properties fo:line-height="150%"/>
      <style:text-properties officeooo:rsid="000576e3" officeooo:paragraph-rsid="000576e3"/>
    </style:style>
    <style:style style:name="P4" style:family="paragraph" style:parent-style-name="Text_20_body">
      <style:paragraph-properties fo:line-height="150%"/>
      <style:text-properties officeooo:rsid="000a27e9" officeooo:paragraph-rsid="000a27e9"/>
    </style:style>
    <style:style style:name="P5" style:family="paragraph" style:parent-style-name="Text_20_body">
      <style:paragraph-properties fo:line-height="150%"/>
    </style:style>
    <style:style style:name="P6" style:family="paragraph" style:parent-style-name="Text_20_body">
      <style:paragraph-properties fo:line-height="150%"/>
      <style:text-properties officeooo:paragraph-rsid="000a27e9"/>
    </style:style>
    <style:style style:name="P7" style:family="paragraph" style:parent-style-name="Text_20_body">
      <style:paragraph-properties fo:line-height="150%"/>
      <style:text-properties officeooo:paragraph-rsid="000cd810"/>
    </style:style>
    <style:style style:name="P8" style:family="paragraph" style:parent-style-name="Text_20_body" style:list-style-name="WWNum9"/>
    <style:style style:name="P9" style:family="paragraph" style:parent-style-name="Text_20_body" style:list-style-name="WWNum9">
      <style:text-properties officeooo:paragraph-rsid="000cd810"/>
    </style:style>
    <style:style style:name="P10" style:family="paragraph" style:parent-style-name="Text_20_body" style:list-style-name="WWNum9">
      <style:text-properties officeooo:rsid="000b4e2b" officeooo:paragraph-rsid="000b4e2b"/>
    </style:style>
    <style:style style:name="P11" style:family="paragraph" style:parent-style-name="Text_20_body" style:list-style-name="WWNum9">
      <style:text-properties officeooo:rsid="000cd810" officeooo:paragraph-rsid="000cd810"/>
    </style:style>
    <style:style style:name="T1" style:family="text">
      <style:text-properties officeooo:rsid="00034c78"/>
    </style:style>
    <style:style style:name="T2" style:family="text">
      <style:text-properties officeooo:rsid="000410f4"/>
    </style:style>
    <style:style style:name="T3" style:family="text">
      <style:text-properties fo:color="#222222" fo:font-size="12pt" fo:background-color="#ffffff" loext:char-shading-value="0" style:font-size-asian="12pt" style:font-name-complex="Arial" style:font-size-complex="15.5pt"/>
    </style:style>
    <style:style style:name="T4" style:family="text">
      <style:text-properties fo:color="#222222" fo:font-size="12pt" officeooo:rsid="000576e3" fo:background-color="#ffffff" loext:char-shading-value="0" style:font-size-asian="12pt" style:font-name-complex="Arial" style:font-size-complex="15.5pt"/>
    </style:style>
    <style:style style:name="T5" style:family="text">
      <style:text-properties fo:color="#222222" fo:font-size="12pt" officeooo:rsid="0006a515" fo:background-color="#ffffff" loext:char-shading-value="0" style:font-size-asian="12pt" style:font-name-complex="Arial" style:font-size-complex="15.5pt"/>
    </style:style>
    <style:style style:name="T6" style:family="text">
      <style:text-properties fo:color="#222222" fo:font-size="12pt" officeooo:rsid="000b4e2b" fo:background-color="#ffffff" loext:char-shading-value="0" style:font-size-asian="12pt" style:font-name-complex="Arial" style:font-size-complex="15.5pt"/>
    </style:style>
    <style:style style:name="T7" style:family="text">
      <style:text-properties fo:color="#222222" fo:font-size="12pt" officeooo:rsid="000cd810" fo:background-color="#ffffff" loext:char-shading-value="0" style:font-size-asian="12pt" style:font-name-complex="Arial" style:font-size-complex="15.5pt"/>
    </style:style>
    <style:style style:name="T8" style:family="text">
      <style:text-properties fo:color="#222222" fo:font-size="12pt" fo:font-style="italic" officeooo:rsid="000576e3" fo:background-color="#ffffff" loext:char-shading-value="0" style:font-size-asian="12pt" style:font-style-asian="italic" style:font-name-complex="Arial" style:font-size-complex="15.5pt" style:font-style-complex="italic"/>
    </style:style>
    <style:style style:name="T9" style:family="text">
      <style:text-properties officeooo:rsid="000a27e9"/>
    </style:style>
    <style:style style:name="T10" style:family="text">
      <style:text-properties fo:font-size="12pt" style:font-size-asian="12pt"/>
    </style:style>
    <style:style style:name="T11" style:family="text">
      <style:text-properties officeooo:rsid="000b4e2b"/>
    </style:style>
    <style:style style:name="T12" style:family="text">
      <style:text-properties officeooo:rsid="000cd8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hod: write</text:p>
      <text:p text:style-name="P1"/>
      <text:p text:style-name="P1">The task of this method is t<text:span text:style-name="T1">o save an archive in a specific output file. Archives are compressed file containing java classes, and it is possible that fragments of data are modified during the process; it is necessary to give a way to save the changes made.</text:span></text:p>
      <text:p text:style-name="P1">The method accepts a readable archive and a file path as inputs, but does not have a return value.</text:p>
      <text:p text:style-name="P1">It checks if the path inserted represents an existing file, in order to open it if present, or to create <text:span text:style-name="T2">it;</text:span></text:p>
      <text:p text:style-name="P2">then copies the contents of the given archive in a new archive instanced ad-hoc and saved in the target file.</text:p>
      <text:p text:style-name="P1">Finally it makes sure that every stream and every file is closed in order to avoid critical situations.</text:p>
      <text:p text:style-name="P1"/>
      <text:p text:style-name="P1"><text:span text:style-name="T4">Th</text:span><text:span text:style-name="T3">e method is well-parenthesized (Kernigan and Ritchie style) and correctly indented.</text:span></text:p>
      <text:p text:style-name="P1"><text:span text:style-name="T3">All other standard rules are observed </text:span><text:span text:style-name="T4">(correct naming of elements, </text:span><text:span text:style-name="T7">indention</text:span><text:span text:style-name="T4">, etc.) </text:span><text:span text:style-name="T6">except for line length that in some cases exceeds the 80 characters and in those cases that can't be modified but the readability is not influenced and they don't exceed the 120 characters limit so it is fine to leave them as they are.</text:span></text:p>
      <text:p text:style-name="P1"><text:span text:style-name="T4">The comparisons are always made with “==” or “!=” but since they are comparisons to null pointers it do not violate the rule about using </text:span><text:span text:style-name="T8">equals</text:span><text:span text:style-name="T4"> method because this is the only way to make them.</text:span></text:p>
      <text:p text:style-name="P3"><text:span text:style-name="T3">Exceptions are correctly detected but not managed by the method since it is abstract so it just throws the found exceptions. </text:span><text:span text:style-name="T5">These exceptions will be catched by other components dedicated to solving the specific kind of error; this is done in order to reduce coupling and permitting a generalization of the methods.</text:span></text:p>
      <text:p text:style-name="Text_20_body"><text:span text:style-name="T10">Now we will proceed with the checklist:</text:span></text:p>
      <text:p text:style-name="Text_20_body"><text:span text:style-name="T10">Naming Conventions:</text:span></text:p>
      <text:list xml:id="list8695743199235073049" text:style-name="WWNum9">
        <text:list-item>
          <text:p text:style-name="P10">OK</text:p>
        </text:list-item>
        <text:list-item>
          <text:p text:style-name="P8"><text:s/>//</text:p>
        </text:list-item>
        <text:list-item>
          <text:p text:style-name="P8"><text:s/>//</text:p>
        </text:list-item>
        <text:list-item>
          <text:p text:style-name="P8"><text:s/>//</text:p>
        </text:list-item>
        <text:list-item>
          <text:p text:style-name="P8"><text:s/><text:span text:style-name="T11">OK</text:span></text:p>
        </text:list-item>
        <text:list-item>
          <text:p text:style-name="P8"><text:s/><text:span text:style-name="T11">OK</text:span></text:p>
        </text:list-item>
        <text:list-item>
          <text:p text:style-name="P8"><text:soft-page-break/><text:s/><text:span text:style-name="T11">OK</text:span></text:p>
        </text:list-item>
      </text:list>
      <text:p text:style-name="Text_20_body">Indentation:</text:p>
      <text:list xml:id="list183124033515411" text:continue-numbering="true" text:style-name="WWNum9">
        <text:list-item>
          <text:p text:style-name="P8"><text:s/><text:span text:style-name="T11">OK</text:span></text:p>
        </text:list-item>
        <text:list-item>
          <text:p text:style-name="P8"><text:s/><text:span text:style-name="T11">OK</text:span></text:p>
        </text:list-item>
      </text:list>
      <text:p text:style-name="Text_20_body">Braces:</text:p>
      <text:list xml:id="list183124050870143" text:continue-numbering="true" text:style-name="WWNum9">
        <text:list-item>
          <text:p text:style-name="P8"><text:span text:style-name="T11">OK</text:span> </text:p>
        </text:list-item>
        <text:list-item>
          <text:p text:style-name="P8"><text:s/><text:span text:style-name="T11">OK</text:span></text:p>
        </text:list-item>
      </text:list>
      <text:p text:style-name="Text_20_body">File Organisation:</text:p>
      <text:list xml:id="list183124539462349" text:continue-numbering="true" text:style-name="WWNum9">
        <text:list-item>
          <text:p text:style-name="P8"><text:s/><text:span text:style-name="T11">OK</text:span></text:p>
        </text:list-item>
        <text:list-item>
          <text:p text:style-name="P8"><text:s/><text:span text:style-name="T11">Some lines exceed 80 characters</text:span></text:p>
        </text:list-item>
        <text:list-item>
          <text:p text:style-name="P8"><text:s/><text:span text:style-name="T11">OK</text:span></text:p>
        </text:list-item>
      </text:list>
      <text:p text:style-name="Text_20_body">Wrapping Lines:</text:p>
      <text:list xml:id="list183123215050183" text:continue-numbering="true" text:style-name="WWNum9">
        <text:list-item>
          <text:p text:style-name="P8"><text:s/><text:span text:style-name="T11">OK</text:span></text:p>
        </text:list-item>
        <text:list-item>
          <text:p text:style-name="P8"><text:s/><text:span text:style-name="T11">OK</text:span></text:p>
        </text:list-item>
        <text:list-item>
          <text:p text:style-name="P8"><text:s/><text:span text:style-name="T11">OK</text:span></text:p>
        </text:list-item>
      </text:list>
      <text:p text:style-name="Text_20_body">Comments:</text:p>
      <text:list xml:id="list183124118995239" text:continue-numbering="true" text:style-name="WWNum9">
        <text:list-item>
          <text:p text:style-name="P8"><text:s/><text:span text:style-name="T11">OK</text:span></text:p>
        </text:list-item>
        <text:list-item>
          <text:p text:style-name="P8"><text:s/><text:span text:style-name="T11">OK</text:span></text:p>
        </text:list-item>
      </text:list>
      <text:p text:style-name="Text_20_body">Java Source Files:</text:p>
      <text:list xml:id="list183122543138119" text:continue-numbering="true" text:style-name="WWNum9">
        <text:list-item>
          <text:p text:style-name="P8"><text:s/>//</text:p>
        </text:list-item>
        <text:list-item>
          <text:p text:style-name="P8"><text:s/>//</text:p>
        </text:list-item>
        <text:list-item>
          <text:p text:style-name="P10">OK</text:p>
        </text:list-item>
        <text:list-item>
          <text:p text:style-name="P8"><text:span text:style-name="T11">OK</text:span></text:p>
        </text:list-item>
      </text:list>
      <text:p text:style-name="Text_20_body">Package and Import Statement:</text:p>
      <text:list xml:id="list183123347597287" text:continue-numbering="true" text:style-name="WWNum9">
        <text:list-item>
          <text:p text:style-name="P8"><text:s/>//</text:p>
        </text:list-item>
      </text:list>
      <text:p text:style-name="Text_20_body">Class/Interface Declaration:</text:p>
      <text:list xml:id="list183124043082054" text:continue-numbering="true" text:style-name="WWNum9">
        <text:list-item>
          <text:p text:style-name="P8"><text:s/><text:span text:style-name="T12">OK</text:span></text:p>
        </text:list-item>
        <text:list-item>
          <text:p text:style-name="P8"><text:s/><text:span text:style-name="T12">OK</text:span></text:p>
        </text:list-item>
        <text:list-item>
          <text:p text:style-name="P8"><text:s/><text:span text:style-name="T12">OK</text:span></text:p>
        </text:list-item>
      </text:list>
      <text:p text:style-name="Text_20_body">Initialization and Declarations:</text:p>
      <text:list xml:id="list183123013685817" text:continue-numbering="true" text:style-name="WWNum9">
        <text:list-item>
          <text:p text:style-name="P8"><text:s/><text:span text:style-name="T12">OK</text:span></text:p>
        </text:list-item>
        <text:list-item>
          <text:p text:style-name="P8"><text:soft-page-break/><text:s/><text:span text:style-name="T12">OK</text:span></text:p>
        </text:list-item>
        <text:list-item>
          <text:p text:style-name="P8"><text:s/><text:span text:style-name="T12">OK</text:span></text:p>
        </text:list-item>
        <text:list-item>
          <text:p text:style-name="P8"><text:s/><text:span text:style-name="T12">OK</text:span></text:p>
        </text:list-item>
        <text:list-item>
          <text:p text:style-name="P8"><text:s/><text:span text:style-name="T12">OK</text:span></text:p>
        </text:list-item>
        <text:list-item>
          <text:p text:style-name="P8"><text:s/><text:span text:style-name="T12">OK</text:span></text:p>
        </text:list-item>
      </text:list>
      <text:p text:style-name="Text_20_body">Method Calls:</text:p>
      <text:list xml:id="list183123084867882" text:continue-numbering="true" text:style-name="WWNum9">
        <text:list-item>
          <text:p text:style-name="P8"><text:s/><text:span text:style-name="T12">OK</text:span></text:p>
        </text:list-item>
        <text:list-item>
          <text:p text:style-name="P8"><text:s/><text:span text:style-name="T12">OK</text:span></text:p>
        </text:list-item>
        <text:list-item>
          <text:p text:style-name="P8"><text:s/><text:span text:style-name="T12">OK</text:span></text:p>
        </text:list-item>
      </text:list>
      <text:p text:style-name="Text_20_body">Arrays:</text:p>
      <text:list xml:id="list183123176206721" text:continue-numbering="true" text:style-name="WWNum9">
        <text:list-item>
          <text:p text:style-name="P8"><text:s/>//</text:p>
        </text:list-item>
        <text:list-item>
          <text:p text:style-name="P8"><text:s/>//</text:p>
        </text:list-item>
        <text:list-item>
          <text:p text:style-name="P8"><text:s/>//</text:p>
        </text:list-item>
      </text:list>
      <text:p text:style-name="Text_20_body">Object Comparison:</text:p>
      <text:list xml:id="list183124546314025" text:continue-numbering="true" text:style-name="WWNum9">
        <text:list-item>
          <text:p text:style-name="P8"><text:s/><text:span text:style-name="T12">OK (see explanation)</text:span></text:p>
        </text:list-item>
      </text:list>
      <text:p text:style-name="Text_20_body">Output Format:</text:p>
      <text:list xml:id="list183124534792542" text:continue-numbering="true" text:style-name="WWNum9">
        <text:list-item>
          <text:p text:style-name="P8"><text:s/>//</text:p>
        </text:list-item>
        <text:list-item>
          <text:p text:style-name="P8"><text:s/>//</text:p>
        </text:list-item>
        <text:list-item>
          <text:p text:style-name="P8"><text:s/>//</text:p>
        </text:list-item>
      </text:list>
      <text:p text:style-name="Text_20_body">Computation, Comparisons and Assignments:</text:p>
      <text:list xml:id="list183124207301446" text:continue-numbering="true" text:style-name="WWNum9">
        <text:list-item>
          <text:p text:style-name="P8"><text:s/><text:span text:style-name="T12">OK</text:span></text:p>
        </text:list-item>
        <text:list-item>
          <text:p text:style-name="P8"><text:s/><text:span text:style-name="T12">OK</text:span></text:p>
        </text:list-item>
        <text:list-item>
          <text:p text:style-name="P8"><text:s/><text:span text:style-name="T12">OK</text:span></text:p>
        </text:list-item>
        <text:list-item>
          <text:p text:style-name="P8"><text:s/>//</text:p>
        </text:list-item>
        <text:list-item>
          <text:p text:style-name="P8"><text:s/>//</text:p>
        </text:list-item>
        <text:list-item>
          <text:p text:style-name="P8"><text:s/><text:span text:style-name="T12">OK</text:span></text:p>
        </text:list-item>
        <text:list-item>
          <text:p text:style-name="P8"><text:s/><text:span text:style-name="T12">OK</text:span></text:p>
        </text:list-item>
        <text:list-item>
          <text:p text:style-name="P8"><text:s/><text:span text:style-name="T12">OK</text:span></text:p>
        </text:list-item>
      </text:list>
      <text:p text:style-name="Text_20_body">Exceptions:</text:p>
      <text:list xml:id="list183125223620946" text:continue-numbering="true" text:style-name="WWNum9">
        <text:list-item>
          <text:p text:style-name="P8"><text:span text:style-name="T12">OK</text:span> </text:p>
        </text:list-item>
        <text:list-item>
          <text:p text:style-name="P8"><text:s/><text:span text:style-name="T12">OK</text:span></text:p>
        </text:list-item>
      </text:list>
      <text:p text:style-name="Text_20_body"><text:soft-page-break/>Flow of Control:</text:p>
      <text:list xml:id="list183124397985013" text:continue-numbering="true" text:style-name="WWNum9">
        <text:list-item>
          <text:p text:style-name="P8"><text:s/>//</text:p>
        </text:list-item>
        <text:list-item>
          <text:p text:style-name="P8"><text:s/>//</text:p>
        </text:list-item>
        <text:list-item>
          <text:p text:style-name="P8"><text:s/>//</text:p>
        </text:list-item>
      </text:list>
      <text:p text:style-name="Text_20_body">Files:</text:p>
      <text:list xml:id="list183124769429545" text:continue-numbering="true" text:style-name="WWNum9">
        <text:list-item>
          <text:p text:style-name="P8"><text:span text:style-name="T12">OK</text:span> </text:p>
        </text:list-item>
        <text:list-item>
          <text:p text:style-name="P8"><text:s/><text:span text:style-name="T12">OK</text:span></text:p>
        </text:list-item>
        <text:list-item>
          <text:p text:style-name="P8"><text:s/><text:span text:style-name="T12">OK</text:span></text:p>
        </text:list-item>
        <text:list-item>
          <text:p text:style-name="P8"><text:span text:style-name="T5"><text:s/></text:span><text:span text:style-name="T7">OK</text:span></text:p>
        </text:list-item>
      </text:list>
      <text:p text:style-name="Text_20_body"/>
      <text:p text:style-name="P3"/>
      <text:p text:style-name="P3"/>
      <text:p text:style-name="P4"><text:span text:style-name="T5">M</text:span><text:span text:style-name="T3">ethod: writeContents</text:span></text:p>
      <text:p text:style-name="P6">Th<text:span text:style-name="T9">is is the</text:span> method <text:span text:style-name="T9">in charge to copy content from a source archive to a destination archive, both given as input values, together with the vector containing indications about the files to skip.</text:span></text:p>
      <text:p text:style-name="P4">The method copies the Jar elements first, then writes the deployment descriptors and finally the manifest file.</text:p>
      <text:p text:style-name="P6"/>
      <text:p text:style-name="P6"><text:span text:style-name="T4">Th</text:span><text:span text:style-name="T3">e method is well-parenthesized (Kernigan and Ritchie style) and correctly indented.</text:span></text:p>
      <text:p text:style-name="P7"><text:span text:style-name="T3">All other standard rules are observed </text:span><text:span text:style-name="T4">(correct naming of elements, </text:span><text:span text:style-name="T7">indention</text:span><text:span text:style-name="T4">, etc.) </text:span><text:span text:style-name="T6">except for line length that in some cases exceeds the 80 characters and in those cases that can't be modified but the readability is not influenced and they don't exceed the 120 characters limit so it is fine to leave them as they are.</text:span></text:p>
      <text:p text:style-name="P6"><text:span text:style-name="T4">The comparisons are always made with “==” or “!=” but since they are comparisons to null pointers it do not violate the rule about using </text:span><text:span text:style-name="T8">equals</text:span><text:span text:style-name="T4"> method because this is the only way to make them.</text:span></text:p>
      <text:p text:style-name="Text_20_body"><text:span text:style-name="T10">Now we will proceed with the checklist:</text:span></text:p>
      <text:p text:style-name="Text_20_body"><text:span text:style-name="T10">Naming Conventions:</text:span></text:p>
      <text:list xml:id="list183125594487579" text:continue-list="list183124769429545" text:style-name="WWNum9">
        <text:list-item text:start-value="1">
          <text:p text:style-name="P11">OK</text:p>
        </text:list-item>
        <text:list-item>
          <text:p text:style-name="P8">// </text:p>
        </text:list-item>
        <text:list-item>
          <text:p text:style-name="P8"><text:s/>//</text:p>
        </text:list-item>
        <text:list-item>
          <text:p text:style-name="P8"><text:soft-page-break/><text:s/>//</text:p>
        </text:list-item>
        <text:list-item>
          <text:p text:style-name="P8"><text:s/><text:span text:style-name="T12">OK</text:span></text:p>
        </text:list-item>
        <text:list-item>
          <text:p text:style-name="P8"><text:s/><text:span text:style-name="T12">OK</text:span></text:p>
        </text:list-item>
        <text:list-item>
          <text:p text:style-name="P8"><text:span text:style-name="T12">OK</text:span> </text:p>
        </text:list-item>
      </text:list>
      <text:p text:style-name="Text_20_body">Indentation:</text:p>
      <text:list xml:id="list183124166089635" text:continue-numbering="true" text:style-name="WWNum9">
        <text:list-item>
          <text:p text:style-name="P8"><text:span text:style-name="T12">OK</text:span> </text:p>
        </text:list-item>
        <text:list-item>
          <text:p text:style-name="P8"><text:s/><text:span text:style-name="T12">OK</text:span></text:p>
        </text:list-item>
      </text:list>
      <text:p text:style-name="Text_20_body">Braces:</text:p>
      <text:list xml:id="list183124176418168" text:continue-numbering="true" text:style-name="WWNum9">
        <text:list-item>
          <text:p text:style-name="P8"><text:span text:style-name="T12">OK</text:span> </text:p>
        </text:list-item>
        <text:list-item>
          <text:p text:style-name="P8"><text:s/><text:span text:style-name="T12">OK</text:span></text:p>
        </text:list-item>
      </text:list>
      <text:p text:style-name="Text_20_body">File Organisation:</text:p>
      <text:list xml:id="list183125110799691" text:continue-numbering="true" text:style-name="WWNum9">
        <text:list-item>
          <text:p text:style-name="P8"><text:s/><text:span text:style-name="T12">OK</text:span></text:p>
        </text:list-item>
        <text:list-item>
          <text:p text:style-name="P9"><text:span text:style-name="T11">Some lines exceed 80 characters </text:span></text:p>
        </text:list-item>
        <text:list-item>
          <text:p text:style-name="P8"><text:s/><text:span text:style-name="T12">OK</text:span></text:p>
        </text:list-item>
      </text:list>
      <text:p text:style-name="Text_20_body">Wrapping Lines:</text:p>
      <text:list xml:id="list183125153832764" text:continue-numbering="true" text:style-name="WWNum9">
        <text:list-item>
          <text:p text:style-name="P8"><text:s/><text:span text:style-name="T12">OK</text:span></text:p>
        </text:list-item>
        <text:list-item>
          <text:p text:style-name="P8"><text:span text:style-name="T12">OK</text:span> </text:p>
        </text:list-item>
        <text:list-item>
          <text:p text:style-name="P8"><text:s/><text:span text:style-name="T12">OK</text:span></text:p>
        </text:list-item>
      </text:list>
      <text:p text:style-name="Text_20_body">Comments:</text:p>
      <text:list xml:id="list183124483300746" text:continue-numbering="true" text:style-name="WWNum9">
        <text:list-item>
          <text:p text:style-name="P8"><text:s/><text:span text:style-name="T12">OK</text:span></text:p>
        </text:list-item>
        <text:list-item>
          <text:p text:style-name="P8"><text:s/><text:span text:style-name="T12">OK</text:span></text:p>
        </text:list-item>
      </text:list>
      <text:p text:style-name="Text_20_body">Java Source Files:</text:p>
      <text:list xml:id="list183125533290867" text:continue-numbering="true" text:style-name="WWNum9">
        <text:list-item>
          <text:p text:style-name="P8"><text:s/>//</text:p>
        </text:list-item>
        <text:list-item>
          <text:p text:style-name="P8"><text:s/>//</text:p>
        </text:list-item>
        <text:list-item>
          <text:p text:style-name="P8"><text:s/><text:span text:style-name="T12">OK</text:span></text:p>
        </text:list-item>
        <text:list-item>
          <text:p text:style-name="P8"><text:s/><text:span text:style-name="T12">OK</text:span></text:p>
        </text:list-item>
      </text:list>
      <text:p text:style-name="Text_20_body">Package and Import Statement:</text:p>
      <text:list xml:id="list183124819269937" text:continue-numbering="true" text:style-name="WWNum9">
        <text:list-item>
          <text:p text:style-name="P8"><text:s/>//</text:p>
        </text:list-item>
      </text:list>
      <text:p text:style-name="Text_20_body">Class/Interface Declaration:</text:p>
      <text:list xml:id="list183126097352606" text:continue-numbering="true" text:style-name="WWNum9">
        <text:list-item>
          <text:p text:style-name="P8"><text:s/><text:span text:style-name="T12">OK</text:span></text:p>
        </text:list-item>
        <text:list-item>
          <text:p text:style-name="P8"><text:s/><text:span text:style-name="T12">OK</text:span></text:p>
        </text:list-item>
        <text:list-item>
          <text:p text:style-name="P8"><text:soft-page-break/><text:s/><text:span text:style-name="T12">OK</text:span></text:p>
        </text:list-item>
      </text:list>
      <text:p text:style-name="Text_20_body">Initialization and Declarations:</text:p>
      <text:list xml:id="list183125666035229" text:continue-numbering="true" text:style-name="WWNum9">
        <text:list-item>
          <text:p text:style-name="P8"><text:s/><text:span text:style-name="T12">OK</text:span></text:p>
        </text:list-item>
        <text:list-item>
          <text:p text:style-name="P8"><text:s/><text:span text:style-name="T12">OK</text:span></text:p>
        </text:list-item>
        <text:list-item>
          <text:p text:style-name="P8"><text:s/><text:span text:style-name="T12">OK</text:span></text:p>
        </text:list-item>
        <text:list-item>
          <text:p text:style-name="P8"><text:s/><text:span text:style-name="T12">OK</text:span></text:p>
        </text:list-item>
        <text:list-item>
          <text:p text:style-name="P8"><text:s/><text:span text:style-name="T12">OK</text:span></text:p>
        </text:list-item>
        <text:list-item>
          <text:p text:style-name="P8"><text:s/><text:span text:style-name="T12">OK</text:span></text:p>
        </text:list-item>
      </text:list>
      <text:p text:style-name="Text_20_body">Method Calls:</text:p>
      <text:list xml:id="list183126240447892" text:continue-numbering="true" text:style-name="WWNum9">
        <text:list-item>
          <text:p text:style-name="P8"><text:span text:style-name="T12">OK</text:span> </text:p>
        </text:list-item>
        <text:list-item>
          <text:p text:style-name="P8"><text:s/><text:span text:style-name="T12">OK</text:span></text:p>
        </text:list-item>
        <text:list-item>
          <text:p text:style-name="P8"><text:s/><text:span text:style-name="T12">OK</text:span></text:p>
        </text:list-item>
      </text:list>
      <text:p text:style-name="Text_20_body">Arrays:</text:p>
      <text:list xml:id="list183125862316753" text:continue-numbering="true" text:style-name="WWNum9">
        <text:list-item>
          <text:p text:style-name="P8"><text:span text:style-name="T12">OK</text:span></text:p>
        </text:list-item>
        <text:list-item>
          <text:p text:style-name="P8"><text:span text:style-name="T12">OK</text:span></text:p>
        </text:list-item>
        <text:list-item>
          <text:p text:style-name="P8"><text:span text:style-name="T12">OK</text:span> </text:p>
        </text:list-item>
      </text:list>
      <text:p text:style-name="Text_20_body">Object Comparison:</text:p>
      <text:list xml:id="list183126107687159" text:continue-numbering="true" text:style-name="WWNum9">
        <text:list-item>
          <text:p text:style-name="P8"><text:s/><text:span text:style-name="T12">OK (see explanation)</text:span></text:p>
        </text:list-item>
      </text:list>
      <text:p text:style-name="Text_20_body">Output Format:</text:p>
      <text:list xml:id="list183125286631692" text:continue-numbering="true" text:style-name="WWNum9">
        <text:list-item>
          <text:p text:style-name="P8"><text:s/>//</text:p>
        </text:list-item>
        <text:list-item>
          <text:p text:style-name="P8"><text:s/>//</text:p>
        </text:list-item>
        <text:list-item>
          <text:p text:style-name="P8"><text:s/>//</text:p>
        </text:list-item>
      </text:list>
      <text:p text:style-name="Text_20_body">Computation, Comparisons and Assignments:</text:p>
      <text:list xml:id="list183125276963380" text:continue-numbering="true" text:style-name="WWNum9">
        <text:list-item>
          <text:p text:style-name="P8"><text:s/><text:span text:style-name="T12">OK</text:span></text:p>
        </text:list-item>
        <text:list-item>
          <text:p text:style-name="P8"><text:s/><text:span text:style-name="T12">OK</text:span></text:p>
        </text:list-item>
        <text:list-item>
          <text:p text:style-name="P8"><text:s/><text:span text:style-name="T12">OK</text:span></text:p>
        </text:list-item>
        <text:list-item>
          <text:p text:style-name="P8"><text:s/>//</text:p>
        </text:list-item>
        <text:list-item>
          <text:p text:style-name="P8"><text:s/>//</text:p>
        </text:list-item>
        <text:list-item>
          <text:p text:style-name="P8"><text:s/><text:span text:style-name="T12">OK</text:span></text:p>
        </text:list-item>
        <text:list-item>
          <text:p text:style-name="P8"><text:s/><text:span text:style-name="T12">OK</text:span></text:p>
        </text:list-item>
        <text:list-item>
          <text:p text:style-name="P8"><text:s/><text:span text:style-name="T12">OK</text:span></text:p>
        </text:list-item>
      </text:list>
      <text:p text:style-name="Text_20_body"><text:soft-page-break/>Exceptions:</text:p>
      <text:list xml:id="list183125647052380" text:continue-numbering="true" text:style-name="WWNum9">
        <text:list-item>
          <text:p text:style-name="P8"><text:span text:style-name="T12">OK</text:span> </text:p>
        </text:list-item>
        <text:list-item>
          <text:p text:style-name="P8"><text:s/><text:span text:style-name="T12">OK</text:span></text:p>
        </text:list-item>
      </text:list>
      <text:p text:style-name="Text_20_body">Flow of Control:</text:p>
      <text:list xml:id="list183125308320793" text:continue-numbering="true" text:style-name="WWNum9">
        <text:list-item>
          <text:p text:style-name="P8"><text:s/>//</text:p>
        </text:list-item>
        <text:list-item>
          <text:p text:style-name="P8"><text:s/>//</text:p>
        </text:list-item>
        <text:list-item>
          <text:p text:style-name="P8"><text:s/>//</text:p>
        </text:list-item>
      </text:list>
      <text:p text:style-name="Text_20_body">Files:</text:p>
      <text:list xml:id="list183126113575024" text:continue-numbering="true" text:style-name="WWNum9">
        <text:list-item>
          <text:p text:style-name="P8"><text:span text:style-name="T12">OK</text:span> </text:p>
        </text:list-item>
        <text:list-item>
          <text:p text:style-name="P8"><text:s/><text:span text:style-name="T12">OK</text:span></text:p>
        </text:list-item>
        <text:list-item>
          <text:p text:style-name="P8"><text:s/><text:span text:style-name="T12">OK</text:span></text:p>
        </text:list-item>
        <text:list-item>
          <text:p text:style-name="P8"><text:span text:style-name="T4"><text:s/></text:span><text:span text:style-name="T7">O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number text:level="1" style:num-suffix="." style:num-format="1">
        <style:list-level-properties text:list-level-position-and-space-mode="label-alignment">
          <style:list-level-label-alignment text:label-followed-by="listtab" fo:text-indent="-0.635cm" fo:margin-left="2.51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8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7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59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7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0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5T15:59:51.511781662</meta:creation-date>
    <dc:date>2015-12-15T18:31:22.336321054</dc:date>
    <meta:editing-duration>PT34M25S</meta:editing-duration>
    <meta:editing-cycles>3</meta:editing-cycles>
    <meta:generator>LibreOffice/4.2.8.2$Linux_x86 LibreOffice_project/420m0$Build-2</meta:generator>
    <meta:document-statistic meta:table-count="0" meta:image-count="0" meta:object-count="0" meta:page-count="7" meta:paragraph-count="174" meta:word-count="777" meta:character-count="4016" meta:non-whitespace-character-count="3419"/>
  </office:meta>
</office:document-meta>
</file>